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8cm"/>
    </style:style>
    <style:style style:name="co2" style:family="table-column">
      <style:table-column-properties fo:break-before="auto" style:column-width="9.128cm"/>
    </style:style>
    <style:style style:name="co3" style:family="table-column">
      <style:table-column-properties fo:break-before="auto" style:column-width="8.098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1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6.70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4.855cm"/>
    </style:style>
    <style:style style:name="co11" style:family="table-column">
      <style:table-column-properties fo:break-before="auto" style:column-width="9.033cm"/>
    </style:style>
    <style:style style:name="co12" style:family="table-column">
      <style:table-column-properties fo:break-before="auto" style:column-width="5.329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10.197cm"/>
    </style:style>
    <style:style style:name="co16" style:family="table-column">
      <style:table-column-properties fo:break-before="auto" style:column-width="9.103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456cm"/>
    </style:style>
    <style:style style:name="co22" style:family="table-column">
      <style:table-column-properties fo:break-before="auto" style:column-width="3.598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6.951cm"/>
    </style:style>
    <style:style style:name="co26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5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7"/>
        <table:table-column table:style-name="co3" table:number-columns-repeated="4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53" table:default-cell-style-name="ce9"/>
        <table:table-row table:style-name="ro1">
          <table:table-cell table:style-name="ce1" office:value-type="string" calcext:value-type="string">
            <text:p>BAIRRO</text:p>
          </table:table-cell>
          <table:table-cell table:style-name="ce49" office:value-type="string" calcext:value-type="string">
            <text:p>NOM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49" office:value-type="string" calcext:value-type="string">
            <text:p>TIPO</text:p>
          </table:table-cell>
          <table:table-cell table:style-name="ce71" office:value-type="string" calcext:value-type="string">
            <text:p>ENDEREÇO</text:p>
          </table:table-cell>
          <table:table-cell table:style-name="ce82" office:value-type="string" calcext:value-type="string">
            <text:p>COD DO LOCAL </text:p>
          </table:table-cell>
          <table:table-cell table:style-name="ce82" office:value-type="string" calcext:value-type="string">
            <text:p>PRIORIDADE</text:p>
          </table:table-cell>
          <table:table-cell table:style-name="ce82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1 OCTAVIO EDGAR DE OLIVEIR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2 ANTONIO DOS SANTOS FARI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3 CLEIA MARIA TEURES DE SOUZ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4 MANOEL DE BARROS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5 PROFESSOR WALDEMAR CANCIANI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6 PAULO MORANDO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7 DEPUTADO ODEMIR FURLAN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8 MARCELO ROBERTO DIAS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office:value-type="string" calcext:value-type="string">
            <text:p>videos/batistini/equipamentos/EMEB 9 ISIDRO BATISTINI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1 REPRESA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2 BATISTINI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COLETA SELETIVA BATISTINI.MOV</text:p>
          </table:table-cell>
          <table:table-cell table:number-columns-repeated="53"/>
        </table:table-row>
        <table:table-row table:style-name="ro2" table:visibility="filter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ÃO MAIA DOS SANTOS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SÉ CARLOS TAVECHIO.MOV</text:p>
          </table:table-cell>
          <table:table-cell table:number-columns-repeated="53"/>
        </table:table-row>
        <table:table-row table:style-name="ro1" table:visibility="filter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office:value-type="string" calcext:value-type="string">
            <text:p>videos/batistini/equipamentos/PRAÇA SÃO JUDAS TADEU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1 LORENZO ENRICO FELICE LORENCETTI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2 NATALIZA CUZZIOL FERRO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3 TEREZA DELT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otujuru/equipamentos/PRAÇA JOSÉ CARMEM BELTRAN MARTIN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 JOSÉ ARNAUD DA SILV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2 BOSCO PRERADOVIC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3 FERNANDO PESSO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4 JOSÉ AUGUSTO OLIVEIRA SANTO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5 FRANCISCO DE ASSIS GOMES TEIXEIR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6 KAROLINA ZOFIA LEWANDOWSK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7 CÍCERO PORFÍRIO DOS SANTO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8 ANTONIO PEREIRA COUTINHO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9 ARLINDO MIGUEL TEIXEIR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0 FRANCISCO BELTRAM BATISTINI PAQUITO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1 ORQUÍDEA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2 JARDIM DAS OLIVEIRAS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UBS 3 UNIÃ0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CAPS-UPA-SAMU-BUCAL ALVARENG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equipamentos/EQUIPAMENTO BASES DE VIGILÂNCIA - PROJETO NOVO - ALVARENG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1 MARIA JOSÉ RODRIGUES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2 PROFESSOR PAULO FREIRE.MOV</text:p>
          </table:table-cell>
          <table:table-cell table:number-columns-repeated="53"/>
        </table:table-row>
        <table:table-row table:style-name="ro2" table:visibility="filter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3 PROFESSORA SONIA REGINA HERNANDEZ DE LIM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4 HELENA ZANFELICE DA SILV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UBS 1 FINCO.MOV</text:p>
          </table:table-cell>
          <table:table-cell table:number-columns-repeated="53"/>
        </table:table-row>
        <table:table-row table:style-name="ro2" table:visibility="filter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finco/equipamentos/PRAÇA ANDRÉ ZAI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I CAVALCANT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COS JOSÉ RIBEIRO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JOSÉ <text:s/>MANTUAM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HYGINO BATISTA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 ANDRE FERR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ADRE LEO COMMISSAR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EUCLIDES DA CUNH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Luiza Maria de Faria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LEBLON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FERRAZOPOL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 FERRAZOPOLIS.MOV</text:p>
          </table:table-cell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 table:visibility="filter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3"/>
        </table:table-row>
        <table:table-row table:style-name="ro1" table:visibility="filter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 table:visibility="filter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 office:value-type="string" calcext:value-type="string">
            <text:p>videos/jordanopolis/equipamentos/AUR-01 Praça Domingos Vanzella.MOV</text:p>
          </table:table-cell>
          <table:table-cell table:number-columns-repeated="53"/>
        </table:table-row>
        <table:table-row table:style-name="ro1" table:visibility="filter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jordanopolis/equipamentos/AUR-02 Praça Ronald. De Carvalho.MOV</text:p>
          </table:table-cell>
          <table:table-cell table:number-columns-repeated="53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ferrazopolis_montanhao/equipamentos/UPA VILA SAO PEDRO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CAETANO DE CAMPOS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 table:visibility="filter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office:value-type="string" calcext:value-type="string">
            <text:p>videos/pauliceia/equipamentos/Praça João Segur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1 RIACHO GRANDE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2 CECILIA OLIVEIRA TURBAY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3 PROFESSORA SUZETE APARECIDA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4 BRUNO MASSONE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SAMU-UPA- RIACHO GRANDE.MOV</text:p>
          </table:table-cell>
          <table:table-cell table:number-columns-repeated="53"/>
        </table:table-row>
        <table:table-row table:style-name="ro1" table:visibility="filter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UBS RIACHO GRANDE.MOV</text:p>
          </table:table-cell>
          <table:table-cell table:number-columns-repeated="53"/>
        </table:table-row>
        <table:table-row table:style-name="ro2" table:visibility="filter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 table:visibility="filter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2" table:visibility="filter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 table:visibility="filter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1" table:number-rows-repeated="104847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IA 1" table:style-name="ta2" table:print-ranges="'DIA 1'.A1:'DIA 1'.F40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4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I100" table:display-filter-buttons="true" table:orientation="column">
          <table:filter>
            <table:filter-and>
              <table:filter-condition table:field-number="0" table:value="FERRAZOPOLIS" table:operator="=">
                <table:filter-set-item table:value="FERRAZOPOLIS"/>
                <table:filter-set-item table:value="MONTANHÃ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4:23:58.4909957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1-15T14:26:00.932833227</dc:date>
    <meta:generator>LibreOffice/6.4.6.2$Linux_X86_64 LibreOffice_project/40$Build-2</meta:generator>
    <meta:editing-duration>PT1H33M43S</meta:editing-duration>
    <meta:editing-cycles>26</meta:editing-cycles>
    <meta:document-statistic meta:table-count="5" meta:cell-count="14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